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style-name="ce0"/>
          <table:table-cell table:style-name="ce0"/>
          <table:table-cell table:style-name="ce0" office:value-type="string">
            <text:p>Deep Blue
“And That Is The Outline Of Our Plan!”</text:p>
          </table:table-cell>
          <table:table-cell table:number-columns-repeated="1020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o you mean to wage war on a
psychological level.</text:p>
          </table:table-cell>
          <table:table-cell table:number-columns-repeated="1020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style-name="ce0"/>
          <table:table-cell table:style-name="ce0"/>
          <table:table-cell table:style-name="ce0" office:value-type="string">
            <text:p>Indeed, attacking the enemy's morale is
certainly an effective strategy.</text:p>
          </table:table-cell>
          <table:table-cell table:number-columns-repeated="1020"/>
        </table:table-row>
        <table:table-row>
          <table:table-cell table:style-name="ce0" office:value-type="string">
            <text:p>すぐに作戦実行を。</text:p>
          </table:table-cell>
          <table:table-cell table:style-name="ce0"/>
          <table:table-cell table:style-name="ce0"/>
          <table:table-cell table:style-name="ce0" office:value-type="string">
            <text:p>You may begin at once.</text:p>
          </table:table-cell>
          <table:table-cell table:number-columns-repeated="1020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style-name="ce0"/>
          <table:table-cell table:style-name="ce0"/>
          <table:table-cell table:style-name="ce0" office:value-type="string">
            <text:p>Empyreon
“MMGH!! I accept your permission with
gratitude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style-name="ce0"/>
          <table:table-cell table:style-name="ce0"/>
          <table:table-cell table:style-name="ce0" office:value-type="string">
            <text:p>Deep Blue
“Then We Shall Be Off!”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 hope it goes well!!</text:p>
          </table:table-cell>
          <table:table-cell table:number-columns-repeated="1020"/>
        </table:table-row>
        <table:table-row>
          <table:table-cell table:style-name="ce0" office:value-type="string">
            <text:p>話終わっ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re we finished talking yet?</text:p>
          </table:table-cell>
          <table:table-cell table:number-columns-repeated="1020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Empyreon and Deep Blue are heading off
to take car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ith the Heavenly Maidens out of the way,
we'll only have the other Carat to deal
with! Eheh!</text:p>
          </table:table-cell>
          <table:table-cell table:number-columns-repeated="1020"/>
        </table:table-row>
        <table:table-row>
          <table:table-cell table:style-name="ce0" office:value-type="string">
            <text:p>うん。　それはいいけど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 That's good, but...</text:p>
          </table:table-cell>
          <table:table-cell table:number-columns-repeated="1020"/>
        </table:table-row>
        <table:table-row>
          <table:table-cell table:style-name="ce0" office:value-type="string">
            <text:p>忘れてないだろうな？</text:p>
          </table:table-cell>
          <table:table-cell table:style-name="ce0"/>
          <table:table-cell table:style-name="ce0"/>
          <table:table-cell table:style-name="ce0" office:value-type="string">
            <text:p>You haven't forgotten, right?</text:p>
          </table:table-cell>
          <table:table-cell table:number-columns-repeated="1020"/>
        </table:table-row>
        <table:table-row>
          <table:table-cell table:style-name="ce0" office:value-type="string">
            <text:p>トイレの件で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 bathroom problem, yes?</text:p>
          </table:table-cell>
          <table:table-cell table:number-columns-repeated="1020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style-name="ce0"/>
          <table:table-cell table:style-name="ce0"/>
          <table:table-cell table:style-name="ce0" office:value-type="string">
            <text:p>As I explained before, it will be extremely
difficult to install a functioning toilet
in this temporary base.</text:p>
          </table:table-cell>
          <table:table-cell table:number-columns-repeated="1020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don't know how to build one, you see〜!
Ehehe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!</text:p>
          </table:table-cell>
          <table:table-cell table:number-columns-repeated="1020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style-name="ce0"/>
          <table:table-cell table:style-name="ce0"/>
          <table:table-cell table:style-name="ce0" office:value-type="string">
            <text:p>Then, what about the two of you...?</text:p>
          </table:table-cell>
          <table:table-cell table:number-columns-repeated="1020"/>
        </table:table-row>
        <table:table-row>
          <table:table-cell table:style-name="ce0" office:value-type="string">
            <text:p>私は我慢強いので問題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ighly patient, so it won't be a
problem for me.</text:p>
          </table:table-cell>
          <table:table-cell table:number-columns-repeated="1020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I don't think this a question of endurance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？</text:p>
          </table:table-cell>
          <table:table-cell table:style-name="ce0"/>
          <table:table-cell table:style-name="ce0"/>
          <table:table-cell table:style-name="ce0" office:value-type="string">
            <text:p>What about you, Blanche?</text:p>
          </table:table-cell>
          <table:table-cell table:number-columns-repeated="1020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ctually, I already went over there
in secret when we got here! Eheheh!</text:p>
          </table:table-cell>
          <table:table-cell table:number-columns-repeated="1020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h?! That's so unfa— I mean, indecent,
Blanche!!</text:p>
          </table:table-cell>
          <table:table-cell table:number-columns-repeated="1020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I couldn't hold it〜! Eheh! Eheh!</text:p>
          </table:table-cell>
          <table:table-cell table:number-columns-repeated="1020"/>
        </table:table-row>
        <table:table-row>
          <table:table-cell table:style-name="ce0" office:value-type="string">
            <text:p>結論はすでに出ていますよ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we have already reached a
conclusion.</text:p>
          </table:table-cell>
          <table:table-cell table:number-columns-repeated="1020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style-name="ce0"/>
          <table:table-cell table:style-name="ce0"/>
          <table:table-cell table:style-name="ce0" office:value-type="string">
            <text:p>You can give up on this, or you can push
yourself until you have an accident.</text:p>
          </table:table-cell>
          <table:table-cell table:number-columns-repeated="1020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, th-there's no way I can pee on the
ground like that...!</text:p>
          </table:table-cell>
          <table:table-cell table:number-columns-repeated="1020"/>
        </table:table-row>
        <table:table-row>
          <table:table-cell table:style-name="ce0" office:value-type="string">
            <text:p>困りました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're putting us in a difficult situation...</text:p>
          </table:table-cell>
          <table:table-cell table:number-columns-repeated="1020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ould go and get a portable toilet from
town, but...</text:p>
          </table:table-cell>
          <table:table-cell table:number-columns-repeated="1020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ur bodies are already battered and bruised.</text:p>
          </table:table-cell>
          <table:table-cell table:number-columns-repeated="1020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style-name="ce0"/>
          <table:table-cell table:style-name="ce0"/>
          <table:table-cell table:style-name="ce0" office:value-type="string">
            <text:p>We would find ourselves in a dangerous
situation if we happened to run into the
enemy...</text:p>
          </table:table-cell>
          <table:table-cell table:number-columns-repeated="1020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's fine, you don't have to go out there
if it's too risky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style-name="ce0"/>
          <table:table-cell table:style-name="ce0"/>
          <table:table-cell table:style-name="ce0" office:value-type="string">
            <text:p>B-But anyway! I don't care what it is, but
we need to think of something!</text:p>
          </table:table-cell>
          <table:table-cell table:number-columns-repeated="1020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style-name="ce0" office:value-type="string">
            <text:p>Then 678</text:p>
          </table:table-cell>
          <table:table-cell table:style-name="ce0"/>
          <table:table-cell table:style-name="ce0" office:value-type="string">
            <text:p>I shan't pee on the ground, no matter w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